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For</text:span><text:span text:style-name="T2_9"><text:s/></text:span><text:span text:style-name="T2_10">IRremote</text:span></text:p>
      <text:p text:style-name="P3"><text:span text:style-name="T3_1">#######################################</text:span></text:p>
      <text:p text:style-name="P4"/>
      <text:p text:style-name="P5"><text:span text:style-name="T5_1">#######################################</text:span></text:p>
      <text:p text:style-name="P6"><text:span text:style-name="T6_1">#<text:s/></text:span><text:span text:style-name="T6_2">Datatypes</text:span><text:span text:style-name="T6_3"><text:s/>(</text:span><text:span text:style-name="T6_4">KEYWORD</text:span><text:span text:style-name="T6_5">1)</text:span></text:p>
      <text:p text:style-name="P7"><text:span text:style-name="T7_1">#######################################</text:span></text:p>
      <text:p text:style-name="P8"/>
      <text:p text:style-name="P9"><text:span text:style-name="T9_1">decode</text:span><text:span text:style-name="T9_2">_</text:span><text:span text:style-name="T9_3">results</text:span><text:span text:style-name="T9_4"><text:s/></text:span><text:span text:style-name="T9_5">KEYWORD</text:span><text:span text:style-name="T9_6">1</text:span></text:p>
      <text:p text:style-name="P10"><text:span text:style-name="T10_1">IRrecv</text:span><text:span text:style-name="T10_2"><text:s/></text:span><text:span text:style-name="T10_3">KEYWORD</text:span><text:span text:style-name="T10_4">1</text:span></text:p>
      <text:p text:style-name="P11"><text:span text:style-name="T11_1">IRsend</text:span><text:span text:style-name="T11_2"><text:s/></text:span><text:span text:style-name="T11_3">KEYWORD</text:span><text:span text:style-name="T11_4">1</text:span></text:p>
      <text:p text:style-name="P12"/>
      <text:p text:style-name="P13"><text:span text:style-name="T13_1">#######################################</text:span></text:p>
      <text:p text:style-name="P14"><text:span text:style-name="T14_1">#<text:s/></text:span><text:span text:style-name="T14_2">Methods</text:span><text:span text:style-name="T14_3"><text:s/></text:span><text:span text:style-name="T14_4">and</text:span><text:span text:style-name="T14_5"><text:s/></text:span><text:span text:style-name="T14_6">Functions</text:span><text:span text:style-name="T14_7"><text:s/>(</text:span><text:span text:style-name="T14_8">KEYWORD</text:span><text:span text:style-name="T14_9">2)</text:span></text:p>
      <text:p text:style-name="P15"><text:span text:style-name="T15_1">#######################################</text:span></text:p>
      <text:p text:style-name="P16"/>
      <text:p text:style-name="P17"><text:span text:style-name="T17_1">blink</text:span><text:span text:style-name="T17_2">13<text:s/></text:span><text:span text:style-name="T17_3">KEYWORD</text:span><text:span text:style-name="T17_4">2</text:span></text:p>
      <text:p text:style-name="P18"><text:span text:style-name="T18_1">decode</text:span><text:span text:style-name="T18_2"><text:s/></text:span><text:span text:style-name="T18_3">KEYWORD</text:span><text:span text:style-name="T18_4">2</text:span></text:p>
      <text:p text:style-name="P19"><text:span text:style-name="T19_1">enableIRIn</text:span><text:span text:style-name="T19_2"><text:s/></text:span><text:span text:style-name="T19_3">KEYWORD</text:span><text:span text:style-name="T19_4">2</text:span></text:p>
      <text:p text:style-name="P20"><text:span text:style-name="T20_1">resume</text:span><text:span text:style-name="T20_2"><text:s/></text:span><text:span text:style-name="T20_3">KEYWORD</text:span><text:span text:style-name="T20_4">2</text:span></text:p>
      <text:p text:style-name="P21"><text:span text:style-name="T21_1">enableIROut</text:span><text:span text:style-name="T21_2"><text:s/></text:span><text:span text:style-name="T21_3">KEYWORD</text:span><text:span text:style-name="T21_4">2</text:span></text:p>
      <text:p text:style-name="P22"><text:span text:style-name="T22_1">sendNEC</text:span><text:span text:style-name="T22_2"><text:s/></text:span><text:span text:style-name="T22_3">KEYWORD</text:span><text:span text:style-name="T22_4">2</text:span></text:p>
      <text:p text:style-name="P23"><text:span text:style-name="T23_1">sendSony</text:span><text:span text:style-name="T23_2"><text:s/></text:span><text:span text:style-name="T23_3">KEYWORD</text:span><text:span text:style-name="T23_4">2</text:span></text:p>
      <text:p text:style-name="P24"><text:span text:style-name="T24_1">sendRaw</text:span><text:span text:style-name="T24_2"><text:s/></text:span><text:span text:style-name="T24_3">KEYWORD</text:span><text:span text:style-name="T24_4">2</text:span></text:p>
      <text:p text:style-name="P25"><text:span text:style-name="T25_1">sendRC</text:span><text:span text:style-name="T25_2">5<text:s/></text:span><text:span text:style-name="T25_3">KEYWORD</text:span><text:span text:style-name="T25_4">2</text:span></text:p>
      <text:p text:style-name="P26"><text:span text:style-name="T26_1">sendRC</text:span><text:span text:style-name="T26_2">6<text:s/></text:span><text:span text:style-name="T26_3">KEYWORD</text:span><text:span text:style-name="T26_4">2</text:span></text:p>
      <text:p text:style-name="P27"><text:span text:style-name="T27_1">#</text:span></text:p>
      <text:p text:style-name="P28"><text:span text:style-name="T28_1">#######################################</text:span></text:p>
      <text:p text:style-name="P29"><text:span text:style-name="T29_1">#<text:s/></text:span><text:span text:style-name="T29_2">Constants</text:span><text:span text:style-name="T29_3"><text:s/>(</text:span><text:span text:style-name="T29_4">LITERAL</text:span><text:span text:style-name="T29_5">1)</text:span></text:p>
      <text:p text:style-name="P30"><text:span text:style-name="T30_1">#######################################</text:span></text:p>
      <text:p text:style-name="P31"/>
      <text:p text:style-name="P32"><text:span text:style-name="T32_1">NEC</text:span><text:span text:style-name="T32_2"><text:s/></text:span><text:span text:style-name="T32_3">LITERAL</text:span><text:span text:style-name="T32_4">1</text:span></text:p>
      <text:p text:style-name="P33"><text:span text:style-name="T33_1">SONY</text:span><text:span text:style-name="T33_2"><text:s/></text:span><text:span text:style-name="T33_3">LITERAL</text:span><text:span text:style-name="T33_4">1</text:span></text:p>
      <text:p text:style-name="P34"><text:span text:style-name="T34_1">RC</text:span><text:span text:style-name="T34_2">5<text:s/></text:span><text:span text:style-name="T34_3">LITERAL</text:span><text:span text:style-name="T34_4">1</text:span></text:p>
      <text:p text:style-name="P35"><text:span text:style-name="T35_1">RC</text:span><text:span text:style-name="T35_2">6<text:s/></text:span><text:span text:style-name="T35_3">LITERAL</text:span><text:span text:style-name="T35_4">1</text:span></text:p>
      <text:p text:style-name="P36"><text:span text:style-name="T36_1">UNKNOWN</text:span><text:span text:style-name="T36_2"><text:s/></text:span><text:span text:style-name="T36_3">LITERAL</text:span><text:span text:style-name="T36_4">1</text:span></text:p>
      <text:p text:style-name="P37"><text:span text:style-name="T37_1">REPEAT</text:span><text:span text:style-name="T37_2"><text:s/></text:span><text:span text:style-name="T37_3">LITERAL</text:span><text:span text:style-name="T37_4">1</text:span></text:p>
      <text:p text:style-name="P3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